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complex="Times New Roman"/>
    </style:style>
    <style:style style:name="T3" style:parent-style-name="Policepardéfaut" style:family="text">
      <style:text-properties style:font-name-complex="Times New Roman"/>
    </style:style>
    <style:style style:name="T4" style:parent-style-name="Policepardéfaut" style:family="text">
      <style:text-properties style:font-name-complex="Times New Roman"/>
    </style:style>
    <style:style style:name="T5" style:parent-style-name="Policepardéfaut" style:family="text">
      <style:text-properties style:font-name-complex="Times New Roman"/>
    </style:style>
    <style:style style:name="T6" style:parent-style-name="Policepardéfaut" style:family="text">
      <style:text-properties style:font-name-complex="Times New Roman"/>
    </style:style>
    <style:style style:name="T7" style:parent-style-name="Policepardéfaut" style:family="text">
      <style:text-properties style:font-name-complex="Times New Roman"/>
    </style:style>
    <style:style style:name="T8" style:parent-style-name="Policepardéfaut" style:family="text">
      <style:text-properties style:font-name-complex="Times New Roman"/>
    </style:style>
    <style:style style:name="T9" style:parent-style-name="Policepardéfaut" style:family="text">
      <style:text-properties style:font-name-complex="Times New Roman"/>
    </style:style>
    <style:style style:name="T10" style:parent-style-name="Policepardéfaut" style:family="text">
      <style:text-properties style:font-name-complex="Times New Roman"/>
    </style:style>
    <style:style style:name="T11" style:parent-style-name="Policepardéfaut" style:family="text">
      <style:text-properties style:font-name-complex="Times New Roman"/>
    </style:style>
    <style:style style:name="T12" style:parent-style-name="Policepardéfaut" style:family="text">
      <style:text-properties style:font-name-complex="Times New Roman"/>
    </style:style>
    <style:style style:name="T13" style:parent-style-name="Policepardéfaut" style:family="text">
      <style:text-properties style:font-name-complex="Times New Roman"/>
    </style:style>
    <style:style style:name="T14" style:parent-style-name="Policepardéfaut" style:family="text">
      <style:text-properties style:font-name-complex="Times New Roman"/>
    </style:style>
    <style:style style:name="T15" style:parent-style-name="Policepardéfaut" style:family="text">
      <style:text-properties style:font-name-complex="Times New Roman"/>
    </style:style>
    <style:style style:name="T16" style:parent-style-name="Policepardéfaut" style:family="text">
      <style:text-properties style:font-name-complex="Times New Roman"/>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fo:background-color="#FFFF00"/>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office:automatic-styles>
  <office:body>
    <office:text text:use-soft-page-breaks="true">
      <text:p text:style-name="P1">Ode funèbre de Maksymilian par sa femme</text:p>
      <text:p text:style-name="Standard"/>
      <text:p text:style-name="Standard">Maksymilian Slowikowski est né le 23 septembre 1892 à Varsovie, jumeau de Stanislaw, de l'union de Henryk Slowikowski et de Wislawa<text:s/>Penderecki.</text:p>
      <text:p text:style-name="Standard"/>
      <text:p text:style-name="Standard">Il a une enfance heureuse auprès de sa famille dans leur maison familiale. En 1911, à l'âge de seize ans, il est admis à l'école militaire<text:span text:style-name="T2"><text:s/>Wojskowa Akademia Techniczna. C'est à cette période que nous nous sommes rencontrés. Je travaillais dans</text:span><text:span text:style-name="T3"><text:s/>un petit bar à l'époque à quelques pas de son école. Et à force de nous croiser, nous nous sommes rapprochés... Pendant trois ans, on peut dire que</text:span><text:span text:style-name="T4"><text:s/>c’étaient<text:s/></text:span><text:span text:style-name="T5">des moments « parfaits », et en plus il réussit à obtenir son premier grade d'officier, l</text:span><text:span text:style-name="T6">ieutenant de l’armée Polonaise.</text:span></text:p>
      <text:p text:style-name="Standard"/>
      <text:p text:style-name="Standard"><text:span text:style-name="T7">En 1918, après quatre ans de guerre nous avons pu nous marier. Et, à ce jour, je peux encore dire que c'est le plus beau jour de ma vie. De notre union naîtront Alina en avril 1919 et Martyna en juillet 1920. À cette même p</text:span><text:span text:style-name="T8">ériode, la guerre russo-polonaise faisait rage. Il rentrait rarement, toujours sur le front à se battre</text:span><text:span text:style-name="T9">,<text:s/></text:span><text:span text:style-name="T10">et comme il aimait le dire lui-même en plaisantant :</text:span></text:p>
      <text:p text:style-name="Standard"><text:span text:style-name="T11">« J'ai deux filles, je veux être au moins là pour embêter mes deux futurs gendres, et ê</text:span><text:span text:style-name="T12">tre présent à leur mariage ! ».</text:span></text:p>
      <text:p text:style-name="Standard"/>
      <text:p text:style-name="Standard"><text:span text:style-name="T13">C'était un homme de caractère et de conviction. En parallèle de sa vie familiale, il est resté un fervent militant de l'indépendance de son pays. Il a toujours œuvré dans ce sens et c’est pourquoi il s'engage comme combatta</text:span><text:span text:style-name="T14">nt dans l'Armée Polonaise en France, en laissant contre son gré sa famille faire son chemin jusqu'en Europe de l'Ouest seule. Pour seule reconnaissance de ses actions, il ne reçut que les remerciements de ses amis, confrères et compatriotes.</text:span></text:p>
      <text:p text:style-name="Standard"/>
      <text:p text:style-name="Standard"><text:span text:style-name="T15">Il fit deux p</text:span><text:span text:style-name="T16">assages au camp de Septfonds. Le premier, en mars 1940 pour parfaire sa formation en tant qu’aviateur. Un moment d'apprentissage où</text:span><text:span text:style-name="T17"><text:s/>il</text:span><text:span text:style-name="T18"><text:s/>s'était fait une connaissance lors d’une partie de football. Un espagnol anarchiste. Quelle ironie pour lui. Ce prem</text:span><text:span text:style-name="T19">ier passage à Septfonds<text:s/></text:span><text:span text:style-name="T20">fut</text:span><text:span text:style-name="T21"><text:s/>un véritable moment de tranquillité pendant la guerre.<text:s/></text:span><text:span text:style-name="T22"><text:line-break/></text:span><text:span text:style-name="T23">C'est à l'opposé de son second séjour où</text:span><text:span text:style-name="T24"><text:s/>il est fait prisonnier dès avril 1941 après avoir tenté de fuir pour l’Angleterre.</text:span><text:span text:style-name="T25"><text:s/>C'était bien plus dur pour nous tous, mais particulièrement pour lui. Durant sa captivité, il me semble qu'il avait revu cet espagnol durant un</text:span><text:span text:style-name="T26"><text:s/>court instant. Il n'a jamais exprimé ce qu'il s'était passé, mais j'en avais ressenti toute l'intensité.</text:span></text:p>
      <text:p text:style-name="Standard"/>
      <text:p text:style-name="Standard"><text:span text:style-name="T27">Il a su dépasser ces épreuves. Nous étions sa motivation et sa détermination.</text:span></text:p>
      <text:p text:style-name="Standard"/>
      <text:p text:style-name="Standard"><text:span text:style-name="T28">Au fil des ans et des mariages, la famille s'est agrandie avec l'arriv</text:span><text:span text:style-name="T29">ée de nombreux petits-enfants et plus récemment de deux arrières petits enfants qui l'ont comblé de bonheur. Il disait souvent :</text:span></text:p>
      <text:p text:style-name="Standard"/>
      <text:p text:style-name="Standard"><text:span text:style-name="T30">« Je ne suis pas riche, ma seule richesse ce sont mes enfants ! »</text:span></text:p>
      <text:p text:style-name="Standard"/>
      <text:p text:style-name="Standard"><text:span text:style-name="T31">De nature généreuse, il aimait rendre service autour de lui</text:span><text:span text:style-name="T32"><text:s/>et sa porte était toujours ouverte. Il était très actif, toujours engagé à 100%. Plein d'énergie, très proche de ses filles, il était toujours disponible pour elles, prêt à les épauler et les conseiller en cas de besoin. De lui, je n'oublierai pas son hum</text:span><text:span text:style-name="T33">our, sa gentillesse et sa tendresse. Il a offert des valeurs à nos filles qu'elles n'oublieront jamais, tel que l'amour, l'honnêteté, la sincérité et la loyauté.</text:span></text:p>
      <text:p text:style-name="Standard"/>
      <text:p text:style-name="Standard"><text:span text:style-name="T34">À<text:s/></text:span><text:span text:style-name="T35">l'approche de ses 92 ans, il avait encore des tas de projets et ne se doutait pas que ses petits-enfants œuvraient en cachette pour lui organiser de nombreuses surprises pour son anniversaire.</text:span></text:p>
      <text:p text:style-name="Standard"><text:span text:style-name="T36">C'était une personne merveilleuse,<text:s/></text:span><text:span text:style-name="T37">il<text:s/></text:span><text:span text:style-name="T38">a illuminé chaqu</text:span><text:span text:style-name="T39">e jour passé à ses côtés. Il est décédé le 16 mai 1985. Désormais, il repose auprès de ses parents et de son frère, et restera à jamais dans nos cœurs. Am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C</meta:initial-creator>
    <dc:creator>Margot Nicolle</dc:creator>
    <meta:creation-date>2019-10-04T09:21:00Z</meta:creation-date>
    <dc:date>2019-10-04T09:24:00Z</dc:date>
    <meta:template xlink:href="Normal" xlink:type="simple"/>
    <meta:editing-cycles>3</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7" meta:word-count="558" meta:character-count="3623" meta:row-count="25" meta:non-whitespace-character-count="3072"/>
  </office:meta>
</office:document-meta>
</file>